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енерацию блоков осуществляет особый респавн закрепленный за локацией номер 1</text:p>
      <text:p text:style-name="Standard">на определенное количество блоков по истечению блоков респается новый респавн 2 закрепленный за новой локацией за каждой 2 локацией появляется респавн загружающий локацию с боссом (возможно сделаем так чтобы пока его не победит не сможет уйти)</text:p>
      <text:p text:style-name="Standard">после локации с боссом загружается локации дальше под своими номерами</text:p>
      <text:p text:style-name="Standard">респавн предметов, нпс и пропастей:</text:p>
      <text:p text:style-name="Standard">блок «земли» респавнит монетку нпс пружину магазины бонусы по типу меч щит магический посох</text:p>
      <text:p text:style-name="Standard">оружие меч тратится если есть <text:s/>броня </text:p>
      <text:p text:style-name="Standard">магический посох игнорирует броню</text:p>
      <text:p text:style-name="Standard">в одном и том же месте не может появляться более 1 предмета</text:p>
      <text:p text:style-name="Standard">перед пропастью на скругленном блоке 3 и более 3 блоков респавнится пружина также и перед стеной 3 и более 3 блоков</text:p>
      <text:p text:style-name="Standard">нпс респавнятся <text:s/>недалеко от пропасти или шипов пропастей на площадке не мание 3 кубов нпс волен ходить от конца площадки до конца не падая в пропасть</text:p>
      <text:p text:style-name="Standard">пропасть обозначается специальными блоками со сглаженными краями</text:p>
      <text:p text:style-name="Standard">на этих блоках возможен респ только вспомогательных предметов на по типу пружина</text:p>
      <text:p text:style-name="Standard">Каждая локация уникальна:</text:p>
      <text:p text:style-name="Standard">Локации:</text:p>
      <text:p text:style-name="Standard">1) Поле равнины(часто) <text:s/>холмы(редко) ямы с шипами(средне) пропасти(редко)</text:p>
      <text:p text:style-name="Standard"><text:s/>2) Лес равнины (часто) холмы (средне) ямы с шипами (средне) пропасти (средне)</text:p>
      <text:p text:style-name="Standard">3) Локация босса Ведьма </text:p>
      <text:p text:style-name="Standard">4) Пустыня равнины (средне) возвышенности (часто) ямы с шипами (средне) пропасти (редко)</text:p>
      <text:p text:style-name="Standard">5) Оазис равнины (редко) возвышенности (часто) ямы с шипами (средне) пропасти (средне)</text:p>
      <text:p text:style-name="Standard">6) Локация босса Мумия Фараона</text:p>
      <text:p text:style-name="Standard">7) Море равнины (средне) возвышенности (редко) ямы с шипами (часто) пропасти (средне)</text:p>
      <text:p text:style-name="Standard">8) Океан равнины (средне) возвышенности (редко) ямы с шипами (часто) пропасти (часто)</text:p>
      <text:p text:style-name="Standard">9) Льдины равнины (часто) возвышенности (нет) ямы с шипами <text:s/>(средне) пропасть (часто)</text:p>
      <text:p text:style-name="Standard">10) Ледовый дворец равнины (часто) возвышенности (редко) ямы с шипами (редко) пропасть (средне)</text:p>
      <text:p text:style-name="Standard">11) Локация Босса Снежная Принцесса </text:p>
      <text:p text:style-name="Standard"><text:soft-page-break/>12) Горы равнины (средне) возвышенности (средне) ямы с шипами (часто) пропасть (часто)</text:p>
      <text:p text:style-name="Standard">13) Вулканы равнины (средне) возвышенности (низкий) ямы с шипами (средне) пропасть (часто)</text:p>
      <text:p text:style-name="Standard">14) Локация Босса Дракон</text:p>
      <text:p text:style-name="Standard">15) Стены равнины (средне)возвышенности(низкий) ямы с шипами(средне) пропасть(средне)</text:p>
      <text:p text:style-name="Standard">16) <text:s/>Замок равнины (средне)возвышенности(средне) ямы с шипами(средне) пропасть(средне)</text:p>
      <text:p text:style-name="Standard">17) Локация Босса Нежить</text:p>
      <text:p text:style-name="Standard"/>
      <text:p text:style-name="Standard">НПС: все нпс наносят урон если игрок столкнется с ними нанося урон 1 хп, при уроне от нпс игрока отталкивает по направлению от удара</text:p>
      <text:p text:style-name="Standard">Локации поле, лес: оживший пень хп 1 урон 1 стрелок, оживший пень с топором урон 2 хп 1, бандит с мечем урон 1 хп 1, бандит с топором урон 2 хп 1, медведь урон 2 хп 3, волк урон 2 хп 2, кабан урон 1 хп 2 атака таранит противника 4 клетки.</text:p>
      <text:p text:style-name="Standard">Локация пустыня, оазис: пустынный грабитель с мечем урон 1 хп 1, пустынный грабитель с топором урон 2 хп 1, Оживший кактус урон 1 хп 2, перекати-поле урон 1 хп бессмертен урон наносит катаясь по местности, койот урон 2 хп 2, бык урон 2 хп 3. <text:s/></text:p>
      <text:p text:style-name="Standard">Локация море, океан: пират с мечем урон 2 хп 1, пират с пистолетами хп 1 урон 1 стреляет 2 раза, пират с мечем и пистолетом урон мечем 1 урон писталетом 1 хп 2, викинг урон 2 хп 1 броня 1,</text:p>
      <text:p text:style-name="Standard">Локация льдины, Ледовый дворец: снеговик маг урон 1 при 2 попаданий замораживает игрока на 2 сек хп 1 , снеговик с топором урон 2 хп 1, пингвин урон 1 хп 1, белый медведь урон 3 хп 3, белый волк урон 3 хп 2, ледяной голем урон 2 хп 2, етти урон 3 хп 3, ледяной дракон урон 3 хп3 при попадании 2 раз игрок замерзает на 2 сек.</text:p>
      <text:p text:style-name="Standard">Локация горы, вулканы: земляной голем урон 2 хп 2, лавовый голем урон 2 хп 2, маленький дракон урон 1 хп 2 стрелок стреляет 3 раза, средний дракон 3 урон хп 3 сиреляет 3 раза, мертвый рыцарь в ржавых доспехах урон 2 хп 2 броня 2.</text:p>
      <text:p text:style-name="Standard">Локации стена, замок: мертвые бандиты урон 1 хп 1, мертвый рыцарь с алебардой броня 3 хп 3 урон 2, мертвый рыцарь с булавой урон 2 броня 3 хп 3, мертвый дракон хп 3 урон 2 при 2 попаданиях снимается 1хп дополнительно, мертвый маг урон 2 хп 2.</text:p>
      <text:p text:style-name="Standard">Боссы:</text:p>
      <text:p text:style-name="Standard">Ведьма : имеет 1 шкалу жизни в 10 сердец броня 5 атаку 2</text:p>
      <text:p text:style-name="Standard"><text:s/>( выпускает огненные шары при получение урона улетает за край карты затем таранит игрока не получая урона затем возвращается в центр и выпускает огненные шары по 5 направлением при уроне в 2 поинта призывает пня)</text:p>
      <text:p text:style-name="Standard">Мумия Фараона: имеет 2 шкалы на 20 сердец броня 10 атака 1</text:p>
      <text:p text:style-name="Standard">(атакует вихрями песка которые отталкивают и наносят урон игроку, при уроне выпускает в 5 направлениям по золотому шару, при потери 1/4 жизней призывает стражу 2 шт)</text:p>
      <text:p text:style-name="Standard"><text:soft-page-break/>Черная Борода имеет 3 шкалы жизни на 30 сердец броня 10 атака мечем 2 атака пистолетом 1</text:p>
      <text:p text:style-name="Standard"><text:s/>(атакует из, пистолета и мечем при нанесении урона стреляет по <text:s/>5 направлениям при потери 1/4 жизней призывает мертвых пиратов 2шт)</text:p>
      <text:p text:style-name="Standard">Снежная Королева 4 шкалы здоровья по 10 сердец броня 0 атака 1</text:p>
      <text:p text:style-name="Standard"><text:s/>(атакует ледяными шарами при попадании 3 шаров игрок замерзает на 3 секунды, при уроне стреляет по <text:s/>2 ледяным шарам в 5 <text:s/>направлениям 2 раза при потери 1 шкалы жизни вызывает снеговиков 4 шт при потери 2 шкалы жизни вызывает ледяных големов 4 шт при потере 3 шкалы появляются 4 етти и среднего ледяного дракон)</text:p>
      <text:p text:style-name="Standard">Дракон: имеет 5 шкал жизней по 10 сердечек броня 10 атака 2</text:p>
      <text:p text:style-name="Standard"><text:s/>(атакует по 2 огненных шара при попадании 2 раз дополнительно снимается 1 хп у игрока</text:p>
      <text:p text:style-name="Standard">Каждое 5 сердце призывает маленького дракона каждая потраченная полоска здоровья призывает среднего дракона при уроне в 5 направляющих летит по 2 огненных шара 2 раза)</text:p>
      <text:p text:style-name="Standard">Король нежить имеет 1 полоску здоровья 10 сердец броня 10 сердец атака 2 после смерти воскресает через 3 секунды чтобы победить нужно уничтожить иголку которую держит под защитой барьер игла имеет 5 шкал здоровья барьер снимается после смерти короля нежити</text:p>
      <text:p text:style-name="Standard"><text:s/>(атакует ядовитым шаром 2 попадания плюс снимается 1 сердце при уроне выстреливает в 5 направлениях по 1 ядовитому шару 3 раза каждое 2 сбитое сердце призывается золотая стража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ack by SPecialiST</meta:initial-creator>
    <dc:creator>RePack by SPecialiST</dc:creator>
    <meta:editing-cycles>20</meta:editing-cycles>
    <meta:creation-date>2020-05-10T13:48:00</meta:creation-date>
    <dc:date>2020-05-15T15:42:00</dc:date>
    <meta:editing-duration>P4DT6H38M</meta:editing-duration>
    <meta:generator>LibreOffice/6.2.1.2$Windows_X86_64 LibreOffice_project/7bcb35dc3024a62dea0caee87020152d1ee96e71</meta:generator>
    <meta:document-statistic meta:table-count="0" meta:image-count="0" meta:object-count="0" meta:page-count="3" meta:paragraph-count="52" meta:word-count="953" meta:character-count="5679" meta:non-whitespace-character-count="47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